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irfax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054">
            <text:p>1,054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43">
            <text:p>743</text:p>
          </table:table-cell>
          <table:table-cell table:style-name="ce23" office:value-type="float" office:value="26">
            <text:p>2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5">
            <text:p>5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64">
            <text:p>6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6">
            <text:p>246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53">
            <text:p>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2492">
            <text:p>2,492</text:p>
          </table:table-cell>
          <table:table-cell table:style-name="ce22" office:value-type="float" office:value="96">
            <text:p>9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42">
            <text:p>14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29">
            <text:p>112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64">
            <text:p>36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73">
            <text:p>73</text:p>
          </table:table-cell>
          <table:table-cell table:style-name="ce23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74">
            <text:p>1174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056">
            <text:p>3056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548">
            <text:p>5548</text:p>
          </table:table-cell>
          <table:table-cell table:style-name="ce22" office:value-type="float" office:value="182">
            <text:p>18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